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ntQualifier.getFontSty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ntQualifier.bestMatch( FontInfo fontInf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ontQualifier.toString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ontQualifier.getFontFami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Qualifier.setFontWeight( String fontWeigh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ontQualifier.setFontStyle( String fontSty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ntQualifier.getTriplet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FontQualifier.FontQual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ntQualifier.hasFontW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Qualifier.getFontWeigh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ntQualifier.setFontFamily( String fontFamil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ntQualifier.match( FontInfo fontInfo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">
            <text:p text:style-name="Table_20_Contents">4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FontQualifier.hasFont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